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style:text-properties style:font-name="Times New Roman1"/>
    </style:style>
    <style:style style:name="P2"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text-line-through-style="none" style:text-line-through-type="none" style:font-name="Times New Roman" fo:font-size="15pt" fo:font-style="normal" style:text-underline-style="none" fo:font-weight="bold" officeooo:rsid="0010e429" officeooo:paragraph-rsid="0010e429" style:text-blinking="false" fo:background-color="transparent" style:font-weight-asian="bold" style:font-weight-complex="bold"/>
    </style:style>
    <style:style style:name="P3"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officeooo:rsid="0010e429"/>
    </style:style>
    <style:style style:name="T2" style:family="text">
      <style:text-properties officeooo:rsid="0011ba7f"/>
    </style:style>
    <style:style style:name="T3" style:family="text">
      <style:text-properties officeooo:rsid="0013aacb"/>
    </style:style>
    <style:style style:name="T4" style:family="text">
      <style:text-properties officeooo:rsid="0013c7cb"/>
    </style:style>
    <style:style style:name="T5" style:family="text">
      <style:text-properties officeooo:rsid="001533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2 number question</text:p>
      <text:p text:style-name="P3"><text:bookmark text:name="docs-internal-guid-50e3af61-7fff-c126-9c96-f8cdb4c604ed"/>Ethical egoism implies that each person should do <text:span text:style-name="T4">what is in his own interest. </text:span>Ethical egoism also means that a person should give priority to his own interest over all things. <text:span text:style-name="T3">By this philosophy it is further understood that an action performed morally benefits the individuals but may in turn benefit or harm others</text:span>. Our own interest is the only acceptable factor in making any decision. Ethical egoists believe that it is not their moral responsibility to consider other people’s <text:span text:style-name="T3">benefit</text:span>. They have no objection to <text:span text:style-name="T3">help</text:span> others if it benefits them in <text:span text:style-name="T3">any</text:span> ways. It is said that moral egoism and psychological egoism are not the same things. Ethical egoism is an ethical matter that is understood by a person <text:span text:style-name="T3">while</text:span> deciding to do something <text:span text:style-name="T3">for others</text:span>. It also represents how a man works. The basic premise of <text:span text:style-name="T1">ethical</text:span> <text:span text:style-name="T1">egoism</text:span> is that there is no obligation to treat others if it serves their interests. On the other hand, people <text:s/>give importance to individual interests. Individual ethical egoism represents that <text:span text:style-name="T5">a man</text:span> should do work for <text:span text:style-name="T5">him</text:span>self <text:span text:style-name="T5">and</text:span> universal ethical egoism represents that <text:span text:style-name="T5">all people</text:span> should do work for themselves. This will lead <text:span text:style-name="T4">the people </text:span>to the best results of worthwhile socialization. The critics of <text:span text:style-name="T4">this</text:span> philosophy show the arguments that it does not bring any good to any society. Because it ignores the importance of benefiting others. It is also seen as an ethical problem because it talks about benefiting oneself by harming others. <text:span text:style-name="T1">A logical person will never agree to this proposal. We have to serve the other people and then we will get support from them. But if we get help by deceiving, they will disrespect us. That is why the critics of this philosophy </text:span><text:span text:style-name="T2">object to this proposal. </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6T22:32:18.701000000</meta:creation-date>
    <dc:date>2023-03-26T23:51:10.720000000</dc:date>
    <meta:editing-duration>PT16M37S</meta:editing-duration>
    <meta:editing-cycles>2</meta:editing-cycles>
    <meta:generator>LibreOffice/7.3.4.2$Windows_X86_64 LibreOffice_project/728fec16bd5f605073805c3c9e7c4212a0120dc5</meta:generator>
    <meta:document-statistic meta:table-count="0" meta:image-count="0" meta:object-count="0" meta:page-count="1" meta:paragraph-count="2" meta:word-count="295" meta:character-count="1732" meta:non-whitespace-character-count="1433"/>
  </office:meta>
</office:document-meta>
</file>